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 Emoji" style:font-name-complex="Segoe UI Emoji"/>
    </style:style>
    <style:style style:name="T3" style:parent-style-name="Fuentedepárrafopredeter." style:family="text">
      <style:text-properties style:font-name="Segoe UI Symbol" style:font-name-complex="Segoe UI Symbol"/>
    </style:style>
    <style:style style:name="T4" style:parent-style-name="Fuentedepárrafopredeter." style:family="text">
      <style:text-properties style:font-name="Segoe UI Emoji" style:font-name-complex="Segoe UI Emoji"/>
    </style:style>
    <style:style style:name="T5" style:parent-style-name="Fuentedepárrafopredeter." style:family="text">
      <style:text-properties style:font-name="Segoe UI Emoji" style:font-name-complex="Segoe UI Emoji"/>
    </style:style>
  </office:automatic-styles>
  <office:body>
    <office:text text:use-soft-page-breaks="true">
      <text:p text:style-name="P1">Quienes somos.html</text:p>
      <text:p text:style-name="Normal">&lt;!DOCTYPE html&gt;</text:p>
      <text:p text:style-name="Normal">&lt;html lang="en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link rel="stylesheet" href="style1.css"&gt;</text:p>
      <text:p text:style-name="Normal">    &lt;title&gt;Nosotros&lt;/title&gt;</text:p>
      <text:p text:style-name="Normal">&lt;/head&gt;</text:p>
      <text:p text:style-name="Normal">&lt;body&gt;</text:p>
      <text:p text:style-name="Normal">    &lt;nav&gt;</text:p>
      <text:p text:style-name="Normal">        &lt;ul&gt;</text:p>
      <text:p text:style-name="Normal">            &lt;li&gt;&lt;a href="index.html"&gt;Inicio&lt;/a&gt;&lt;/li&gt;</text:p>
      <text:p text:style-name="Normal">            &lt;li&gt;&lt;a href="quienes-somos.html"&gt;Quiénes Somos&lt;/a&gt;&lt;/li&gt;</text:p>
      <text:p text:style-name="Normal">            &lt;li&gt;&lt;a href="Servicios.html"&gt;Servicios&lt;/a&gt;&lt;/li&gt;</text:p>
      <text:p text:style-name="Normal">            &lt;li&gt;&lt;a href="donde-estamos.html"&gt;Dónde Estamos&lt;/a&gt;&lt;/li&gt;</text:p>
      <text:p text:style-name="Normal">            &lt;li&gt;&lt;a href="contacto.html"&gt;Contacto&lt;/a&gt;&lt;/li&gt;</text:p>
      <text:p text:style-name="Normal"/>
      <text:p text:style-name="Normal">        &lt;/ul&gt;</text:p>
      <text:p text:style-name="Normal">        &lt;h2&gt;Quiénes Somos&lt;/h2&gt;</text:p>
      <text:p text:style-name="Normal">        &lt;p&gt;Ana Lahes nació con la pasión de realzar la belleza natural de cada persona.<text:s/></text:p>
      <text:p text:style-name="Normal">            Con más de 3 años de experiencia en el sector de las extensiones de pestañas,<text:s/></text:p>
      <text:p text:style-name="Normal">            nos especializamos en técnicas brasileñas que garantizan un acabado elegante y duradero.&lt;/p&gt;</text:p>
      <text:p text:style-name="Normal">       <text:s/></text:p>
      <text:p text:style-name="Normal">        &lt;img src="scr/Ana.png" alt="Nuestro equipo en el estudio" style="width: 20%; max-width: 600px; border-radius: 10px;"&gt;</text:p>
      <text:soft-page-break/>
      <text:p text:style-name="Normal">       <text:s/></text:p>
      <text:p text:style-name="Normal">        &lt;h3&gt;Nuestros Valores&lt;/h3&gt;</text:p>
      <text:p text:style-name="Normal">        &lt;ul&gt;</text:p>
      <text:p text:style-name="Normal">            &lt;li&gt;<text:span text:style-name="T2">✨</text:span><text:s/>&lt;strong&gt;Calidad:&lt;/strong&gt; Usamos los mejores materiales del mercado.&lt;/li&gt;</text:p>
      <text:p text:style-name="Normal">            &lt;li&gt;<text:span text:style-name="T3">👁</text:span><text:s/>&lt;strong&gt;Precisión:&lt;/strong&gt; Dominamos las técnicas brasileñas para un resultado impecable.&lt;/li&gt;</text:p>
      <text:p text:style-name="Normal">            &lt;li&gt;<text:span text:style-name="T4">💖</text:span><text:s/>&lt;strong&gt;Cercanía:&lt;/strong&gt; Valoramos la confianza de nuestras clientas y brindamos un trato personalizado.&lt;/li&gt;</text:p>
      <text:p text:style-name="Normal">            &lt;li&gt;<text:span text:style-name="T5">🌿</text:span><text:s/>&lt;strong&gt;Compromiso:&lt;/strong&gt; Apostamos por productos hipoalergénicos y seguros para la piel.&lt;/li&gt;</text:p>
      <text:p text:style-name="Normal">        &lt;/ul&gt;</text:p>
      <text:p text:style-name="Normal">       <text:s/></text:p>
      <text:p text:style-name="Normal">        &lt;h3&gt;Lo que dicen nuestras clientas&lt;/h3&gt;</text:p>
      <text:p text:style-name="Normal">        &lt;blockquote&gt;</text:p>
      <text:p text:style-name="Normal">            "Ana Lahes transformó mi mirada. Las extensiones se ven súper naturales y duran muchísimo." – Laura G.</text:p>
      <text:p text:style-name="Normal">        &lt;/blockquote&gt;</text:p>
      <text:p text:style-name="Normal">        &lt;blockquote&gt;</text:p>
      <text:p text:style-name="Normal">            "El trato fue excelente, la técnica brasileña hace que las pestañas se vean increíbles." – María S.</text:p>
      <text:p text:style-name="Normal">        &lt;/blockquote&gt;</text:p>
      <text:p text:style-name="Normal">       <text:s/></text:p>
      <text:p text:style-name="Normal">        &lt;p&gt;¿Lista para realzar tu mirada? Reserva tu cita con nosotros.&lt;/p&gt;</text:p>
      <text:p text:style-name="Normal">        &lt;a href="contacto.html" class="boton"&gt;Reservar Ahora&lt;/a&gt;</text:p>
      <text:p text:style-name="Normal">       <text:s/></text:p>
      <text:p text:style-name="Normal">        &lt;p&gt;Síguenos en Instagram para ver nuestro trabajo diario:&lt;/p&gt;</text:p>
      <text:p text:style-name="Normal">        &lt;a href="https://www.instagram.com/ana_lashestudio/"&gt;</text:p>
      <text:p text:style-name="Normal">            &lt;img src="scr/Logo-insta.jpeg" alt="Instagram" style="height: 25px;"&gt;</text:p>
      <text:p text:style-name="Normal">            &lt;p&gt; Instagram&lt;/p&gt;</text:p>
      <text:soft-page-break/>
      <text:p text:style-name="Normal">        &lt;/a&gt;</text:p>
      <text:p text:style-name="Normal">       <text:s/></text:p>
      <text:p text:style-name="Normal">    &lt;/nav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4:50:00Z</meta:creation-date>
    <dc:date>2025-03-11T14:51:00Z</dc:date>
    <meta:template xlink:href="Normal" xlink:type="simple"/>
    <meta:editing-cycles>1</meta:editing-cycles>
    <meta:editing-duration>PT60S</meta:editing-duration>
    <meta:document-statistic meta:page-count="3" meta:paragraph-count="4" meta:word-count="368" meta:character-count="2390" meta:row-count="16" meta:non-whitespace-character-count="2026"/>
  </office:meta>
</office:document-meta>
</file>